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ValidationPostProcess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ValidationPostProcessor.setValidator(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PostProcessor.postProcessAfter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ValidationPostProcessor.setValidatorFactory( ValidatorFactory valida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PostProcessor.postProcessBefore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ValidationPostProcessor.doValidate( Object bea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ValidationPostProcessor.setAfterInitialization( boolean afterInitial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